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43ec" officeooo:paragraph-rsid="000a43ec" style:font-size-asian="14pt" style:font-size-complex="16pt"/>
    </style:style>
    <style:style style:name="P2" style:family="paragraph" style:parent-style-name="Standard">
      <style:text-properties fo:font-size="16pt" officeooo:rsid="000b02b5" officeooo:paragraph-rsid="000b02b5" style:font-size-asian="14pt" style:font-size-complex="16pt"/>
    </style:style>
    <style:style style:name="P3" style:family="paragraph" style:parent-style-name="Standard">
      <style:text-properties fo:font-size="16pt" officeooo:rsid="000bee73" officeooo:paragraph-rsid="000bee73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iostream&gt;</text:p>
      <text:p text:style-name="P1">using namespace std;</text:p>
      <text:p text:style-name="P1">int main()</text:p>
      <text:p text:style-name="P1">{</text:p>
      <text:p text:style-name="P1"><text:s text:c="4"/>cout&lt;&lt;"Hello MySirG";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1">2.#include&lt;iostream&gt;</text:p>
      <text:p text:style-name="P1">using namespace std;</text:p>
      <text:p text:style-name="P1">int main()</text:p>
      <text:p text:style-name="P1">{</text:p>
      <text:p text:style-name="P1"><text:s text:c="4"/>cout&lt;&lt;"Hello"&lt;&lt;endl&lt;&lt;"MySirG"&lt;&lt;endl;</text:p>
      <text:p text:style-name="P1"><text:s text:c="4"/>return 0;</text:p>
      <text:p text:style-name="P1">}</text:p>
      <text:p text:style-name="P1"/>
      <text:p text:style-name="P1">3.#include&lt;iostream&gt;</text:p>
      <text:p text:style-name="P1">using namespace std;</text:p>
      <text:p text:style-name="P1">int main()</text:p>
      <text:p text:style-name="P1">{</text:p>
      <text:p text:style-name="P1"><text:s text:c="4"/>int num1,num2,sum;</text:p>
      <text:p text:style-name="P1"><text:s text:c="4"/>cout&lt;&lt;"Enter two numbers for sum :-";</text:p>
      <text:p text:style-name="P1"><text:s text:c="4"/>cin&gt;&gt;num1&gt;&gt;num2;</text:p>
      <text:p text:style-name="P1"><text:s text:c="4"/>sum=num1+num2;</text:p>
      <text:p text:style-name="P1"><text:s text:c="4"/>cout&lt;&lt;"The sum of "&lt;&lt;num1&lt;&lt;" and "&lt;&lt;num2&lt;&lt;" is "&lt;&lt;sum&lt;&lt;endl;</text:p>
      <text:p text:style-name="P1"><text:s text:c="4"/>return 0;</text:p>
      <text:p text:style-name="P1">}</text:p>
      <text:p text:style-name="P1"/>
      <text:p text:style-name="P1">4.#include&lt;iostream&gt;</text:p>
      <text:p text:style-name="P1">using namespace std;</text:p>
      <text:p text:style-name="P1">int main()</text:p>
      <text:p text:style-name="P1">{</text:p>
      <text:p text:style-name="P1"><text:s text:c="4"/>float rad,area;</text:p>
      <text:p text:style-name="P1"><text:s text:c="4"/>cout&lt;&lt;"Enter radius of the circle :-";</text:p>
      <text:p text:style-name="P1"><text:s text:c="4"/>cin&gt;&gt;rad;</text:p>
      <text:p text:style-name="P1"><text:s text:c="4"/>area=(22/7)*(rad*rad);</text:p>
      <text:p text:style-name="P1"><text:s text:c="4"/>cout&lt;&lt;"The area of circle with radius "&lt;&lt;rad&lt;&lt;" is "&lt;&lt;area&lt;&lt;endl;</text:p>
      <text:p text:style-name="P1"><text:s text:c="4"/>return 0;</text:p>
      <text:p text:style-name="P1"><text:soft-page-break/>}</text:p>
      <text:p text:style-name="P1"/>
      <text:p text:style-name="P2">5.#include&lt;iostream&gt;</text:p>
      <text:p text:style-name="P2">using namespace std;</text:p>
      <text:p text:style-name="P2">int main()</text:p>
      <text:p text:style-name="P2">{</text:p>
      <text:p text:style-name="P2"><text:s text:c="4"/>float length,breadth,height,volume;</text:p>
      <text:p text:style-name="P2"><text:s text:c="4"/>cout&lt;&lt;"Enter the length,breadth and heigth of the cuboid:-";</text:p>
      <text:p text:style-name="P2"><text:s text:c="4"/>cin&gt;&gt;length&gt;&gt;breadth&gt;&gt;height;</text:p>
      <text:p text:style-name="P2"><text:s text:c="4"/>volume=length*breadth*height;</text:p>
      <text:p text:style-name="P2"><text:s text:c="4"/>cout&lt;&lt;"The volume of the cuboid is "&lt;&lt;volume&lt;&lt;endl;</text:p>
      <text:p text:style-name="P2"><text:s text:c="4"/>return 0;</text:p>
      <text:p text:style-name="P2">}</text:p>
      <text:p text:style-name="P2"/>
      <text:p text:style-name="P2">6.#include&lt;iostream&gt;</text:p>
      <text:p text:style-name="P2">using namespace std;</text:p>
      <text:p text:style-name="P2">int main()</text:p>
      <text:p text:style-name="P2">{</text:p>
      <text:p text:style-name="P2"><text:s text:c="4"/>int num1,num2,num3;</text:p>
      <text:p text:style-name="P2"><text:s text:c="4"/>float avg;</text:p>
      <text:p text:style-name="P2"><text:s text:c="4"/>cout&lt;&lt;"Enter three numbers :-";</text:p>
      <text:p text:style-name="P2"><text:s text:c="4"/>cin&gt;&gt;num1&gt;&gt;num2&gt;&gt;num3;</text:p>
      <text:p text:style-name="P2"><text:s text:c="4"/>avg=(num1+num2+num3)/3.0;</text:p>
      <text:p text:style-name="P2"><text:s text:c="4"/>cout&lt;&lt;"The average of the three numbers is "&lt;&lt;avg&lt;&lt;endl;</text:p>
      <text:p text:style-name="P2"><text:s text:c="4"/>return 0;</text:p>
      <text:p text:style-name="P2">}</text:p>
      <text:p text:style-name="P2"/>
      <text:p text:style-name="P2">7.#include&lt;iostream&gt;</text:p>
      <text:p text:style-name="P2">using namespace std;</text:p>
      <text:p text:style-name="P2">int main()</text:p>
      <text:p text:style-name="P2">{</text:p>
      <text:p text:style-name="P2"><text:s text:c="4"/>int num,square;</text:p>
      <text:p text:style-name="P2"><text:s text:c="4"/>cout&lt;&lt;"Enter a number :-";</text:p>
      <text:p text:style-name="P2"><text:s text:c="4"/>cin&gt;&gt;num;</text:p>
      <text:p text:style-name="P2"><text:s text:c="4"/>square=num*num;</text:p>
      <text:p text:style-name="P2"><text:s text:c="4"/>cout&lt;&lt;"The square of "&lt;&lt;num&lt;&lt;" is "&lt;&lt;square&lt;&lt;endl;</text:p>
      <text:p text:style-name="P2"><text:s text:c="4"/>return 0;</text:p>
      <text:p text:style-name="P2">}</text:p>
      <text:p text:style-name="P2"/>
      <text:p text:style-name="P2"><text:soft-page-break/>8.#include&lt;iostream&gt;</text:p>
      <text:p text:style-name="P2">using namespace std;</text:p>
      <text:p text:style-name="P2">int main()</text:p>
      <text:p text:style-name="P2">{</text:p>
      <text:p text:style-name="P2"><text:s text:c="4"/>int num1,num2;</text:p>
      <text:p text:style-name="P2"><text:s text:c="4"/>cout&lt;&lt;"Enter two number :-";</text:p>
      <text:p text:style-name="P2"><text:s text:c="4"/>cin&gt;&gt;num1&gt;&gt;num2;</text:p>
      <text:p text:style-name="P2"><text:s text:c="4"/>cout&lt;&lt;"The value of num1 is "&lt;&lt;num1&lt;&lt;" and the value of num2 is "&lt;&lt;num2&lt;&lt;endl;</text:p>
      <text:p text:style-name="P2"><text:s text:c="4"/>num1=num1+num2;</text:p>
      <text:p text:style-name="P2"><text:s text:c="4"/>num2=num1-num2;</text:p>
      <text:p text:style-name="P2"><text:s text:c="4"/>num1=num1-num2;</text:p>
      <text:p text:style-name="P2"><text:s text:c="4"/>cout&lt;&lt;"The swapped values are :-"&lt;&lt;endl;</text:p>
      <text:p text:style-name="P2"><text:s text:c="4"/>cout&lt;&lt;"The value of num1 is "&lt;&lt;num1&lt;&lt;" and the value of num2 is "&lt;&lt;num2&lt;&lt;endl;</text:p>
      <text:p text:style-name="P2"><text:s text:c="4"/>return 0;</text:p>
      <text:p text:style-name="P2">}</text:p>
      <text:p text:style-name="P2"/>
      <text:p text:style-name="P3">9.#include&lt;iostream&gt;</text:p>
      <text:p text:style-name="P3">using namespace std;</text:p>
      <text:p text:style-name="P3">int main()</text:p>
      <text:p text:style-name="P3">{</text:p>
      <text:p text:style-name="P3"><text:s text:c="4"/>int num1,num2;</text:p>
      <text:p text:style-name="P3"><text:s text:c="4"/>cout&lt;&lt;"Enter two number :-";</text:p>
      <text:p text:style-name="P3"><text:s text:c="4"/>cin&gt;&gt;num1&gt;&gt;num2;</text:p>
      <text:p text:style-name="P3"><text:s text:c="4"/>if(num1&gt;num2)</text:p>
      <text:p text:style-name="P3"><text:s text:c="8"/>cout&lt;&lt;"The greater number is "&lt;&lt;num1&lt;&lt;endl;</text:p>
      <text:p text:style-name="P3"><text:s text:c="4"/>else</text:p>
      <text:p text:style-name="P3"><text:s text:c="8"/>cout&lt;&lt;"The greater number is "&lt;&lt;num2&lt;&lt;endl;</text:p>
      <text:p text:style-name="P3"><text:s text:c="4"/>return 0;</text:p>
      <text:p text:style-name="P3">}</text:p>
      <text:p text:style-name="P3"/>
      <text:p text:style-name="P3">10.#include&lt;iostream&gt;</text:p>
      <text:p text:style-name="P3">using namespace std;</text:p>
      <text:p text:style-name="P3">int main()</text:p>
      <text:p text:style-name="P3">{</text:p>
      <text:p text:style-name="P3"><text:s text:c="4"/>int arr[10],i,sum=0;</text:p>
      <text:p text:style-name="P3"><text:s text:c="4"/>cout&lt;&lt;"Enter 10 numbers for array :-";</text:p>
      <text:p text:style-name="P3"><text:s text:c="4"/>for(i=0;i&lt;10;i++)</text:p>
      <text:p text:style-name="P3"><text:soft-page-break/><text:s text:c="8"/>cin&gt;&gt;arr[i];</text:p>
      <text:p text:style-name="P3"><text:s text:c="4"/>for(i=0;i&lt;10;i++)</text:p>
      <text:p text:style-name="P3"><text:s text:c="8"/>sum=sum+arr[i];</text:p>
      <text:p text:style-name="P3"><text:s text:c="4"/>cout&lt;&lt;"The sum of all elements in the array is "&lt;&lt;sum&lt;&lt;endl;</text:p>
      <text:p text:style-name="P3"><text:s text:c="4"/>return 0;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3:29:25.812887202</meta:creation-date>
    <dc:date>2022-09-15T15:57:57.187879973</dc:date>
    <meta:editing-duration>PT7M56S</meta:editing-duration>
    <meta:editing-cycles>1</meta:editing-cycles>
    <meta:document-statistic meta:table-count="0" meta:image-count="0" meta:object-count="0" meta:page-count="4" meta:paragraph-count="112" meta:word-count="274" meta:character-count="2358" meta:non-whitespace-character-count="1932"/>
    <meta:generator>LibreOffice/7.3.5.2$Linux_X86_64 LibreOffice_project/30$Build-2</meta:generator>
  </office:meta>
</office:document-meta>
</file>